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1529000001F450356E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style:font-name="Vivaldi" fo:font-size="66pt" fo:font-weight="bold" style:font-size-asian="66pt" style:font-weight-asian="bold" style:font-size-complex="6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ivaldi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visitor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sitorProfessio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sitorCity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cm" svg:y="0.053cm" svg:width="17cm" svg:height="3.35cm" draw:z-index="0"><draw:image xlink:href="Pictures/1000000000001529000001F450356E3E.png" xlink:type="simple" xlink:show="embed" xlink:actuate="onLoad"/></draw:frame></text:p>
      <text:p text:style-name="Standard"/>
      <text:p text:style-name="P2">Visiteur </text:p>
      <text:p text:style-name="P3"/>
      <text:p text:style-name="P3"><draw:control text:anchor-type="paragraph" draw:z-index="2" draw:name="visitorProfession" draw:style-name="gr2" draw:text-style-name="P4" svg:width="7.409cm" svg:height="1.509cm" svg:x="-0.019cm" svg:y="2.685cm" draw:control="control2"/><draw:control text:anchor-type="paragraph" draw:z-index="3" draw:name="visitorCity" draw:style-name="gr2" draw:text-style-name="P4" svg:width="7.436cm" svg:height="1.43cm" svg:x="0.007cm" svg:y="5.542cm" draw:control="control3"/><draw:control text:anchor-type="as-char" svg:y="-0.279cm" draw:z-index="1" draw:name="visitorName" draw:style-name="gr1" draw:text-style-name="P4" svg:width="7.33cm" svg:height="1.456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ivaldi" svg:font-family="Vivaldi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chem Himovic</meta:initial-creator>
    <meta:creation-date>2020-06-14T21:55:54.37</meta:creation-date>
    <meta:document-statistic meta:table-count="0" meta:image-count="1" meta:object-count="0" meta:page-count="1" meta:paragraph-count="2" meta:word-count="1" meta:character-count="10"/>
    <dc:date>2020-06-14T22:07:50.09</dc:date>
    <dc:creator>Hichem Himovic</dc:creator>
    <meta:editing-duration>PT11M56S</meta:editing-duration>
    <meta:editing-cycles>1</meta:editing-cycles>
    <meta:generator>OpenOffice/4.1.7$Win32 OpenOffice.org_project/417m1$Build-9800</meta:generator>
  </office:meta>
</office:document-meta>
</file>